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2369" officeooo:paragraph-rsid="00022369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22369" officeooo:paragraph-rsid="00022369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58cfa" officeooo:paragraph-rsid="0003e389" style:font-weight-asian="bold" style:font-weight-complex="bold"/>
    </style:style>
    <style:style style:name="P4" style:family="paragraph" style:parent-style-name="Standard">
      <style:text-properties officeooo:rsid="0003e389" officeooo:paragraph-rsid="0003e389"/>
    </style:style>
    <style:style style:name="P5" style:family="paragraph" style:parent-style-name="Standard">
      <style:text-properties officeooo:rsid="0005d70c" officeooo:paragraph-rsid="0005d70c"/>
    </style:style>
    <style:style style:name="T1" style:family="text">
      <style:text-properties officeooo:rsid="0003e389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05d7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 Programming Answers</text:p>
      <text:p text:style-name="P2"/>
      <text:p text:style-name="P1">1.c</text:p>
      <text:p text:style-name="P1">2.c</text:p>
      <text:p text:style-name="P1">3.d</text:p>
      <text:p text:style-name="P1">4.c</text:p>
      <text:p text:style-name="P1">5.b</text:p>
      <text:p text:style-name="P1">6.a</text:p>
      <text:p text:style-name="P1">7.c</text:p>
      <text:p text:style-name="P1">8.b</text:p>
      <text:p text:style-name="P1">9.c</text:p>
      <text:p text:style-name="P1">10.b</text:p>
      <text:p text:style-name="P1"/>
      <text:p text:style-name="P1"/>
      <text:p text:style-name="P2">Linux Basics <text:span text:style-name="T1">Answers</text:span></text:p>
      <text:p text:style-name="P2"/>
      <text:p text:style-name="P1">1.b</text:p>
      <text:p text:style-name="P1">2.b</text:p>
      <text:p text:style-name="P1">3.<text:span text:style-name="T1">c</text:span></text:p>
      <text:p text:style-name="P4">4.a</text:p>
      <text:p text:style-name="P4">5.a,d</text:p>
      <text:p text:style-name="P4">6.named pipe</text:p>
      <text:p text:style-name="P4">7.a</text:p>
      <text:p text:style-name="P4">8.8 times</text:p>
      <text:p text:style-name="P4">9.c</text:p>
      <text:p text:style-name="P4">10.orphan process</text:p>
      <text:p text:style-name="P4"/>
      <text:p text:style-name="P3">Operating systems basics <text:span text:style-name="T1">Answers</text:span></text:p>
      <text:p text:style-name="P3"/>
      <text:p text:style-name="P4">1.system calls</text:p>
      <text:p text:style-name="P4">2.a</text:p>
      <text:p text:style-name="P4">3.b</text:p>
      <text:p text:style-name="P4">4.d</text:p>
      <text:p text:style-name="P4">5.a</text:p>
      <text:p text:style-name="P4">6.c</text:p>
      <text:p text:style-name="P4">7.a</text:p>
      <text:p text:style-name="P4">8.c</text:p>
      <text:p text:style-name="P4">9.a</text:p>
      <text:p text:style-name="P4">10.c</text:p>
      <text:p text:style-name="P4"/>
      <text:p text:style-name="P4">3<text:span text:style-name="T2">rd</text:span> question may get replaced with</text:p>
      <text:p text:style-name="P4"/>
      <text:p text:style-name="P4">3.which is the fastest ipc mechanism</text:p>
      <text:p text:style-name="P4">a.shared memory<text:tab/>b.message queue<text:tab/>c.socket<text:tab/>d.pipes</text:p>
      <text:p text:style-name="P5">Ans-&gt;a</text:p>
      <text:p text:style-name="P4"/>
      <text:p text:style-name="P4">7<text:span text:style-name="T2">th</text:span> question may get replaced with</text:p>
      <text:p text:style-name="P4"/>
      <text:p text:style-name="P4">7.<text:span text:style-name="T4">An uninterruptible unit is known as</text:span></text:p>
      <text:p text:style-name="P5">a.single<text:tab/>b.atomic<text:tab/>c.static<text:tab/><text:tab/>d.none of these</text:p>
      <text:p text:style-name="P5">Ans-&gt;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09:33:04.458548070</meta:creation-date>
    <dc:date>2018-07-10T09:57:13.030082147</dc:date>
    <meta:editing-duration>PT1M58S</meta:editing-duration>
    <meta:editing-cycles>1</meta:editing-cycles>
    <meta:document-statistic meta:table-count="0" meta:image-count="0" meta:object-count="0" meta:page-count="1" meta:paragraph-count="41" meta:word-count="82" meta:character-count="451" meta:non-whitespace-character-count="409"/>
    <meta:generator>LibreOffice/5.1.6.2$Linux_X86_64 LibreOffice_project/10m0$Build-2</meta:generator>
  </office:meta>
</office:document-meta>
</file>